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6.94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ime1</text:p>
          </table:table-cell>
          <table:table-cell office:value-type="string" calcext:value-type="string">
            <text:p>time2</text:p>
          </table:table-cell>
          <table:table-cell office:value-type="string" calcext:value-type="string">
            <text:p>time3</text:p>
          </table:table-cell>
          <table:table-cell office:value-type="string" calcext:value-type="string">
            <text:p>time4</text:p>
          </table:table-cell>
          <table:table-cell office:value-type="string" calcext:value-type="string">
            <text:p>time5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(difference)</text:p>
          </table:table-cell>
          <table:table-cell table:number-columns-repeated="4"/>
          <table:table-cell office:value-type="string" calcext:value-type="string">
            <text:p>difference sol-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undrum</text:p>
          </table:table-cell>
          <table:table-cell office:value-type="string" calcext:value-type="string">
            <text:p>t2_single OG</text:p>
          </table:table-cell>
          <table:table-cell office:value-type="float" office:value="0.177743" calcext:value-type="float">
            <text:p>0.177743</text:p>
          </table:table-cell>
          <table:table-cell office:value-type="float" office:value="0.145254" calcext:value-type="float">
            <text:p>0.145254</text:p>
          </table:table-cell>
          <table:table-cell office:value-type="float" office:value="0.184602" calcext:value-type="float">
            <text:p>0.184602</text:p>
          </table:table-cell>
          <table:table-cell office:value-type="float" office:value="0.17338" calcext:value-type="float">
            <text:p>0.17338</text:p>
          </table:table-cell>
          <table:table-cell office:value-type="float" office:value="0.176492" calcext:value-type="float">
            <text:p>0.176492</text:p>
          </table:table-cell>
          <table:table-cell table:formula="of:=SUM([.C4:.G4])" office:value-type="float" office:value="0.857471" calcext:value-type="float">
            <text:p>0.857471</text:p>
          </table:table-cell>
          <table:table-cell table:formula="of:=[.H4]/5" office:value-type="float" office:value="0.1714942" calcext:value-type="float">
            <text:p>0.171494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2_single-sol</text:p>
          </table:table-cell>
          <table:table-cell office:value-type="float" office:value="0.110839" calcext:value-type="float">
            <text:p>0.110839</text:p>
          </table:table-cell>
          <table:table-cell office:value-type="string" calcext:value-type="string">
            <text:p>t2_single-sol</text:p>
          </table:table-cell>
          <table:table-cell office:value-type="float" office:value="0.106383" calcext:value-type="float">
            <text:p>0.106383</text:p>
          </table:table-cell>
          <table:table-cell office:value-type="float" office:value="0.14021" calcext:value-type="float">
            <text:p>0.14021</text:p>
          </table:table-cell>
          <table:table-cell office:value-type="float" office:value="0.090502" calcext:value-type="float">
            <text:p>0.090502</text:p>
          </table:table-cell>
          <table:table-cell table:formula="of:=SUM([.C5:.G5])" office:value-type="float" office:value="0.447934" calcext:value-type="float">
            <text:p>0.447934</text:p>
          </table:table-cell>
          <table:table-cell table:formula="of:=[.H5]/5" office:value-type="float" office:value="0.0895868" calcext:value-type="float">
            <text:p>0.089586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2_single_final</text:p>
          </table:table-cell>
          <table:table-cell office:value-type="float" office:value="0.092701" calcext:value-type="float">
            <text:p>0.092701</text:p>
          </table:table-cell>
          <table:table-cell office:value-type="string" calcext:value-type="string">
            <text:p>t2_single_final</text:p>
          </table:table-cell>
          <table:table-cell office:value-type="float" office:value="0.131521" calcext:value-type="float">
            <text:p>0.131521</text:p>
          </table:table-cell>
          <table:table-cell office:value-type="float" office:value="0.099933" calcext:value-type="float">
            <text:p>0.099933</text:p>
          </table:table-cell>
          <table:table-cell office:value-type="float" office:value="0.112511" calcext:value-type="float">
            <text:p>0.112511</text:p>
          </table:table-cell>
          <table:table-cell office:value-type="float" office:value="0.076904" calcext:value-type="float">
            <text:p>0.076904</text:p>
          </table:table-cell>
          <table:table-cell office:value-type="float" office:value="0.092243" calcext:value-type="float">
            <text:p>0.092243</text:p>
          </table:table-cell>
          <table:table-cell office:value-type="float" office:value="0.114962" calcext:value-type="float">
            <text:p>0.114962</text:p>
          </table:table-cell>
          <table:table-cell office:value-type="float" office:value="0.079524" calcext:value-type="float">
            <text:p>0.079524</text:p>
          </table:table-cell>
          <table:table-cell office:value-type="float" office:value="0.132403" calcext:value-type="float">
            <text:p>0.132403</text:p>
          </table:table-cell>
          <table:table-cell table:formula="of:=SUM([.C6:.L6])" office:value-type="float" office:value="0.932702" calcext:value-type="float">
            <text:p>0.932702</text:p>
          </table:table-cell>
          <table:table-cell table:formula="of:=[.M6]/10" office:value-type="float" office:value="0.0932702" calcext:value-type="float">
            <text:p>0.0932702</text:p>
          </table:table-cell>
          <table:table-cell table:formula="of:=[.I5]-[.N6]" office:value-type="float" office:value="-0.0036834" calcext:value-type="float">
            <text:p>-0.0036834</text:p>
          </table:table-cell>
          <table:table-cell table:number-columns-repeated="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conundrum</text:p>
          </table:table-cell>
          <table:table-cell office:value-type="string" calcext:value-type="string">
            <text:p>t2_faster -sol</text:p>
          </table:table-cell>
          <table:table-cell office:value-type="float" office:value="0.084065" calcext:value-type="float">
            <text:p>0.084065</text:p>
          </table:table-cell>
          <table:table-cell office:value-type="float" office:value="0.127761" calcext:value-type="float">
            <text:p>0.127761</text:p>
          </table:table-cell>
          <table:table-cell office:value-type="float" office:value="0.089344" calcext:value-type="float">
            <text:p>0.089344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106145" calcext:value-type="float">
            <text:p>0.106145</text:p>
          </table:table-cell>
          <table:table-cell table:formula="of:=SUM([.C11:.G11])" office:value-type="float" office:value="0.521958" calcext:value-type="float">
            <text:p>0.521958</text:p>
          </table:table-cell>
          <table:table-cell table:formula="of:=[.H11]/5" office:value-type="float" office:value="0.1043916" calcext:value-type="float">
            <text:p>0.10439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2_faster- mine</text:p>
          </table:table-cell>
          <table:table-cell office:value-type="float" office:value="0.121342" calcext:value-type="float">
            <text:p>0.121342</text:p>
          </table:table-cell>
          <table:table-cell office:value-type="float" office:value="0.097466" calcext:value-type="float">
            <text:p>0.097466</text:p>
          </table:table-cell>
          <table:table-cell office:value-type="float" office:value="0.117894" calcext:value-type="float">
            <text:p>0.117894</text:p>
          </table:table-cell>
          <table:table-cell office:value-type="float" office:value="0.104088" calcext:value-type="float">
            <text:p>0.104088</text:p>
          </table:table-cell>
          <table:table-cell office:value-type="float" office:value="0.13019" calcext:value-type="float">
            <text:p>0.13019</text:p>
          </table:table-cell>
          <table:table-cell office:value-type="float" office:value="0.105261" calcext:value-type="float">
            <text:p>0.105261</text:p>
          </table:table-cell>
          <table:table-cell table:formula="of:=[.H12]/5" office:value-type="float" office:value="0.0210522" calcext:value-type="float">
            <text:p>0.0210522</text:p>
          </table:table-cell>
          <table:table-cell table:formula="of:=[.I11]-[.I12]" office:value-type="float" office:value="0.0833394" calcext:value-type="float">
            <text:p>0.08333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8301" calcext:value-type="float">
            <text:p>0.128301</text:p>
          </table:table-cell>
          <table:table-cell office:value-type="float" office:value="0.119785" calcext:value-type="float">
            <text:p>0.119785</text:p>
          </table:table-cell>
          <table:table-cell office:value-type="float" office:value="0.101948" calcext:value-type="float">
            <text:p>0.101948</text:p>
          </table:table-cell>
          <table:table-cell office:value-type="float" office:value="0.118371" calcext:value-type="float">
            <text:p>0.118371</text:p>
          </table:table-cell>
          <table:table-cell office:value-type="float" office:value="0.096794" calcext:value-type="float">
            <text:p>0.096794</text:p>
          </table:table-cell>
          <table:table-cell/>
          <table:table-cell table:formula="of:=[.G14]/10" office:value-type="float" office:value="0.0226984" calcext:value-type="float">
            <text:p>0.0226984</text:p>
          </table:table-cell>
          <table:table-cell table:formula="of:=[.I11]-[.I13]" office:value-type="float" office:value="0.0816932" calcext:value-type="float">
            <text:p>0.08169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m over 10:</text:p>
          </table:table-cell>
          <table:table-cell table:formula="of:=SUM([.G12:.G13])" office:value-type="float" office:value="0.226984" calcext:value-type="float">
            <text:p>0.226984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nundrum</text:p>
          </table:table-cell>
          <table:table-cell office:value-type="string" calcext:value-type="string">
            <text:p>t4_single- sol</text:p>
          </table:table-cell>
          <table:table-cell office:value-type="float" office:value="0.054087" calcext:value-type="float">
            <text:p>0.054087</text:p>
          </table:table-cell>
          <table:table-cell office:value-type="float" office:value="0.080828" calcext:value-type="float">
            <text:p>0.080828</text:p>
          </table:table-cell>
          <table:table-cell office:value-type="float" office:value="0.56114" calcext:value-type="float">
            <text:p>0.56114</text:p>
          </table:table-cell>
          <table:table-cell office:value-type="float" office:value="0.079059" calcext:value-type="float">
            <text:p>0.079059</text:p>
          </table:table-cell>
          <table:table-cell office:value-type="float" office:value="0.533282" calcext:value-type="float">
            <text:p>0.533282</text:p>
          </table:table-cell>
          <table:table-cell table:formula="of:=SUM([.C16:.G16])" office:value-type="float" office:value="1.308396" calcext:value-type="float">
            <text:p>1.308396</text:p>
          </table:table-cell>
          <table:table-cell table:formula="of:=[.H16]/5" office:value-type="float" office:value="0.2616792" calcext:value-type="float">
            <text:p>0.26167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4_single- mine</text:p>
          </table:table-cell>
          <table:table-cell office:value-type="float" office:value="0.055051" calcext:value-type="float">
            <text:p>0.055051</text:p>
          </table:table-cell>
          <table:table-cell office:value-type="float" office:value="0.111536" calcext:value-type="float">
            <text:p>0.111536</text:p>
          </table:table-cell>
          <table:table-cell office:value-type="float" office:value="0.055387" calcext:value-type="float">
            <text:p>0.055387</text:p>
          </table:table-cell>
          <table:table-cell office:value-type="float" office:value="0.091906" calcext:value-type="float">
            <text:p>0.091906</text:p>
          </table:table-cell>
          <table:table-cell office:value-type="float" office:value="0.2396" calcext:value-type="float">
            <text:p>0.2396</text:p>
          </table:table-cell>
          <table:table-cell table:formula="of:=SUM([.C17:.G17])" office:value-type="float" office:value="0.55348" calcext:value-type="float">
            <text:p>0.55348</text:p>
          </table:table-cell>
          <table:table-cell table:formula="of:=[.H17]/5" office:value-type="float" office:value="0.110696" calcext:value-type="float">
            <text:p>0.110696</text:p>
          </table:table-cell>
          <table:table-cell table:formula="of:=[.I16]-[.I17]" office:value-type="float" office:value="0.1509832" calcext:value-type="float">
            <text:p>0.1509832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conundrum</text:p>
          </table:table-cell>
          <table:table-cell office:value-type="string" calcext:value-type="string">
            <text:p>t4_faster -sol</text:p>
          </table:table-cell>
          <table:table-cell office:value-type="float" office:value="0.057931" calcext:value-type="float">
            <text:p>0.057931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0.054853" calcext:value-type="float">
            <text:p>0.054853</text:p>
          </table:table-cell>
          <table:table-cell office:value-type="float" office:value="0.078228" calcext:value-type="float">
            <text:p>0.078228</text:p>
          </table:table-cell>
          <table:table-cell office:value-type="float" office:value="0.056575" calcext:value-type="float">
            <text:p>0.056575</text:p>
          </table:table-cell>
          <table:table-cell office:value-type="float" office:value="0.078902" calcext:value-type="float">
            <text:p>0.078902</text:p>
          </table:table-cell>
          <table:table-cell office:value-type="float" office:value="0.054079" calcext:value-type="float">
            <text:p>0.054079</text:p>
          </table:table-cell>
          <table:table-cell office:value-type="float" office:value="0.123106" calcext:value-type="float">
            <text:p>0.123106</text:p>
          </table:table-cell>
          <table:table-cell office:value-type="float" office:value="0.057109" calcext:value-type="float">
            <text:p>0.057109</text:p>
          </table:table-cell>
          <table:table-cell office:value-type="float" office:value="0.137613" calcext:value-type="float">
            <text:p>0.137613</text:p>
          </table:table-cell>
          <table:table-cell office:value-type="float" office:value="0.071436" calcext:value-type="float">
            <text:p>0.071436</text:p>
          </table:table-cell>
          <table:table-cell office:value-type="float" office:value="0.143181" calcext:value-type="float">
            <text:p>0.143181</text:p>
          </table:table-cell>
          <table:table-cell table:formula="of:=SUM([.C20:.N20])" office:value-type="float" office:value="0.967154" calcext:value-type="float">
            <text:p>0.967154</text:p>
          </table:table-cell>
          <table:table-cell table:formula="of:=[.O20]/12" office:value-type="float" office:value="0.0805961666666667" calcext:value-type="float">
            <text:p>0.0805961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4_faster- mine</text:p>
          </table:table-cell>
          <table:table-cell office:value-type="float" office:value="0.055274" calcext:value-type="float">
            <text:p>0.055274</text:p>
          </table:table-cell>
          <table:table-cell office:value-type="float" office:value="0.07923" calcext:value-type="float">
            <text:p>0.07923</text:p>
          </table:table-cell>
          <table:table-cell office:value-type="float" office:value="0.053272" calcext:value-type="float">
            <text:p>0.053272</text:p>
          </table:table-cell>
          <table:table-cell office:value-type="float" office:value="0.07219" calcext:value-type="float">
            <text:p>0.07219</text:p>
          </table:table-cell>
          <table:table-cell office:value-type="float" office:value="0.054468" calcext:value-type="float">
            <text:p>0.054468</text:p>
          </table:table-cell>
          <table:table-cell office:value-type="float" office:value="0.082384" calcext:value-type="float">
            <text:p>0.082384</text:p>
          </table:table-cell>
          <table:table-cell office:value-type="float" office:value="0.054198" calcext:value-type="float">
            <text:p>0.054198</text:p>
          </table:table-cell>
          <table:table-cell office:value-type="float" office:value="0.079081" calcext:value-type="float">
            <text:p>0.079081</text:p>
          </table:table-cell>
          <table:table-cell office:value-type="float" office:value="0.054689" calcext:value-type="float">
            <text:p>0.054689</text:p>
          </table:table-cell>
          <table:table-cell office:value-type="float" office:value="0.076777" calcext:value-type="float">
            <text:p>0.076777</text:p>
          </table:table-cell>
          <table:table-cell office:value-type="float" office:value="0.054774" calcext:value-type="float">
            <text:p>0.054774</text:p>
          </table:table-cell>
          <table:table-cell office:value-type="float" office:value="0.160823" calcext:value-type="float">
            <text:p>0.160823</text:p>
          </table:table-cell>
          <table:table-cell table:formula="of:=SUM([.C21:.N21])" office:value-type="float" office:value="0.87716" calcext:value-type="float">
            <text:p>0.87716</text:p>
          </table:table-cell>
          <table:table-cell table:formula="of:=[.O21]/12" office:value-type="float" office:value="0.0730966666666667" calcext:value-type="float">
            <text:p>0.0730966667</text:p>
          </table:table-cell>
          <table:table-cell table:formula="of:=[.P20]-[.P21]" office:value-type="float" office:value="0.00749949999999999" calcext:value-type="float">
            <text:p>0.007499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percalgalpallollll</text:p>
          </table:table-cell>
          <table:table-cell office:value-type="string" calcext:value-type="string">
            <text:p>t4_faster -sol</text:p>
          </table:table-cell>
          <table:table-cell office:value-type="float" office:value="0.060176" calcext:value-type="float">
            <text:p>0.060176</text:p>
          </table:table-cell>
          <table:table-cell office:value-type="float" office:value="0.10948" calcext:value-type="float">
            <text:p>0.10948</text:p>
          </table:table-cell>
          <table:table-cell office:value-type="float" office:value="0.054498" calcext:value-type="float">
            <text:p>0.054498</text:p>
          </table:table-cell>
          <table:table-cell office:value-type="float" office:value="0.083093" calcext:value-type="float">
            <text:p>0.083093</text:p>
          </table:table-cell>
          <table:table-cell office:value-type="float" office:value="0.055307" calcext:value-type="float">
            <text:p>0.055307</text:p>
          </table:table-cell>
          <table:table-cell table:formula="of:=SUM([.C23:.G23])" office:value-type="float" office:value="0.362554" calcext:value-type="float">
            <text:p>0.362554</text:p>
          </table:table-cell>
          <table:table-cell table:formula="of:=[.H23]/5" office:value-type="float" office:value="0.0725108" calcext:value-type="float">
            <text:p>0.07251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4_faster -mine</text:p>
          </table:table-cell>
          <table:table-cell office:value-type="float" office:value="0.076781" calcext:value-type="float">
            <text:p>0.076781</text:p>
          </table:table-cell>
          <table:table-cell office:value-type="float" office:value="0.056446" calcext:value-type="float">
            <text:p>0.056446</text:p>
          </table:table-cell>
          <table:table-cell office:value-type="float" office:value="0.068465" calcext:value-type="float">
            <text:p>0.068465</text:p>
          </table:table-cell>
          <table:table-cell office:value-type="float" office:value="0.056107" calcext:value-type="float">
            <text:p>0.056107</text:p>
          </table:table-cell>
          <table:table-cell office:value-type="float" office:value="0.081233" calcext:value-type="float">
            <text:p>0.081233</text:p>
          </table:table-cell>
          <table:table-cell table:formula="of:=SUM([.C24:.G24])" office:value-type="float" office:value="0.339032" calcext:value-type="float">
            <text:p>0.339032</text:p>
          </table:table-cell>
          <table:table-cell table:formula="of:=[.H24]/5" office:value-type="float" office:value="0.0678064" calcext:value-type="float">
            <text:p>0.0678064</text:p>
          </table:table-cell>
          <table:table-cell table:formula="of:=[.I23]-[.I24]" office:value-type="float" office:value="0.0047044" calcext:value-type="float">
            <text:p>0.0047044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upercalgalpallollll</text:p>
          </table:table-cell>
          <table:table-cell office:value-type="string" calcext:value-type="string">
            <text:p>t4_single- s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4_single- min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percalgalpallollll</text:p>
          </table:table-cell>
          <table:table-cell office:value-type="string" calcext:value-type="string">
            <text:p>t2_faster -s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2_faster- min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percalgalpallollll</text:p>
          </table:table-cell>
          <table:table-cell office:value-type="string" calcext:value-type="string">
            <text:p>t2_single-sol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2_single_final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Caronia</meta:initial-creator>
    <meta:creation-date>2017-12-15T15:07:48.337936209</meta:creation-date>
    <dc:date>2017-12-15T16:42:32.253783958</dc:date>
    <dc:creator>Elizabeth Caronia</dc:creator>
    <meta:editing-duration>PT16M59S</meta:editing-duration>
    <meta:editing-cycles>4</meta:editing-cycles>
    <meta:generator>LibreOffice/5.0.6.2$Linux_X86_64 LibreOffice_project/00$Build-2</meta:generator>
    <meta:document-statistic meta:table-count="1" meta:cell-count="146" meta:object-count="0"/>
  </office:meta>
</office:document-meta>
</file>